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ffffff"/>
    </style:style>
    <style:style style:name="gr2" style:family="graphic" style:parent-style-name="standard">
      <style:graphic-properties svg:stroke-width="0.001cm" svg:stroke-color="#6c8f93" draw:fill="none" draw:fill-color="#ffffff" fo:padding-top="-0.049cm" fo:padding-bottom="-0.049cm" fo:padding-left="-0.049cm" fo:padding-right="-0.049cm"/>
    </style:style>
  </office:automatic-styles>
  <office:body>
    <office:drawing>
      <draw:page draw:name="page1" draw:style-name="dp1" draw:master-page-name="Default">
        <draw:g>
          <draw:glue-point draw:id="4" svg:x="-0.196cm" svg:y="-5cm"/>
          <draw:glue-point draw:id="5" svg:x="1.433cm" svg:y="-5cm"/>
          <draw:glue-point draw:id="6" svg:x="0.619cm" svg:y="-5cm"/>
          <draw:glue-point draw:id="7" svg:x="-0.432cm" svg:y="5cm"/>
          <draw:glue-point draw:id="8" svg:x="1.509cm" svg:y="5cm"/>
          <draw:glue-point draw:id="9" svg:x="0.539cm" svg:y="5cm"/>
          <draw:glue-point draw:id="10" svg:x="-5cm" svg:y="-0.409cm"/>
          <draw:glue-point draw:id="11" svg:x="-5cm" svg:y="0.928cm"/>
          <draw:glue-point draw:id="12" svg:x="5cm" svg:y="-0.576cm"/>
          <draw:glue-point draw:id="13" svg:x="5cm" svg:y="0.521cm"/>
          <draw:glue-point draw:id="14" svg:x="3.666cm" svg:y="4.171cm"/>
          <draw:glue-point draw:id="15" svg:x="3.665cm" svg:y="-3.618cm"/>
          <draw:glue-point draw:id="16" svg:x="-2.836cm" svg:y="-3.821cm"/>
          <draw:glue-point draw:id="17" svg:x="-2.864cm" svg:y="3.707cm"/>
          <draw:glue-point draw:id="18" svg:x="0.365cm" svg:y="0.065cm"/>
          <draw:polygon draw:style-name="gr1" draw:layer="layout" svg:width="1.458cm" svg:height="0.821cm" svg:x="1.142cm" svg:y="0.007cm" svg:viewBox="0 0 1459 822" draw:points="1459,411 1458,390 1455,369 1451,349 1444,328 1435,308 1425,288 1413,268 1399,249 1384,230 1367,211 1349,194 1328,176 1306,159 1283,143 1258,128 1232,113 1204,99 1176,86 1146,74 1115,62 1083,51 1050,42 1017,33 983,25 947,19 912,13 876,8 839,4 803,2 766,0 729,0 692,0 655,2 618,4 582,8 546,13 511,19 476,25 442,33 408,42 376,51 344,62 312,74 283,86 254,99 226,113 201,128 176,143 152,159 131,176 110,194 91,211 74,230 59,249 45,268 33,288 23,308 15,328 8,349 3,369 0,390 0,411 0,431 3,453 8,473 15,494 23,514 33,533 45,553 59,573 74,592 91,610 110,628 131,646 152,662 176,678 201,694 226,708 254,722 283,735 312,748 344,760 376,770 408,780 442,789 476,796 511,803 546,808 582,813 618,817 655,819 692,821 729,822 766,821 803,819 839,817 876,813 912,808 947,803 983,796 1017,789 1050,780 1083,770 1115,760 1146,748 1176,735 1204,722 1232,708 1258,694 1283,678 1306,662 1328,646 1349,628 1367,610 1384,592 1399,573 1413,553 1425,533 1435,514 1444,494 1451,473 1455,453 1458,431">
            <text:p/>
          </draw:polygon>
          <draw:polygon draw:style-name="gr1" draw:layer="layout" svg:width="1.117cm" svg:height="0.821cm" svg:x="0.34cm" svg:y="0.223cm" svg:viewBox="0 0 1118 822" draw:points="1118,411 1117,390 1115,369 1112,349 1106,328 1100,308 1092,288 1083,268 1072,249 1061,230 1047,211 1033,194 1017,176 1001,159 983,143 964,128 944,113 923,99 901,86 878,73 854,62 830,51 805,42 779,33 753,25 726,19 699,13 671,8 643,4 615,1 586,0 558,0 531,0 502,1 474,4 446,8 418,13 391,19 364,25 338,33 312,42 287,51 263,62 239,73 216,86 194,99 173,113 153,128 135,143 116,159 99,176 84,194 70,211 56,230 45,249 34,268 25,288 17,308 11,328 5,349 2,369 0,390 0,411 0,431 2,453 5,473 11,493 17,514 25,533 34,553 45,573 56,592 70,610 84,628 99,646 116,662 135,678 153,694 173,708 194,723 216,735 239,748 263,760 287,770 312,780 338,788 364,796 391,803 418,808 446,814 474,817 502,819 531,821 558,822 586,821 615,819 643,817 671,814 699,808 726,803 753,796 779,788 805,780 830,770 854,760 878,748 901,735 923,723 944,708 964,694 983,678 1001,662 1017,646 1033,628 1047,610 1061,592 1072,573 1083,553 1092,533 1100,514 1106,493 1112,473 1115,453 1117,431">
            <text:p/>
          </draw:polygon>
          <draw:polygon draw:style-name="gr1" draw:layer="layout" svg:width="0.753cm" svg:height="0.67cm" svg:x="0cm" svg:y="0.717cm" svg:viewBox="0 0 754 671" draw:points="754,335 753,318 752,301 749,284 746,267 742,251 736,235 730,219 723,202 715,187 706,172 696,158 686,143 675,129 663,117 650,104 636,92 622,81 607,70 592,60 576,50 559,42 542,34 525,26 507,20 489,15 471,10 453,6 433,3 415,1 396,0 376,0 357,0 338,1 319,3 300,6 282,10 263,15 245,20 228,26 211,34 194,42 177,50 161,60 145,70 131,81 117,92 103,104 90,117 78,129 67,143 56,158 46,172 38,187 30,202 22,219 17,235 11,251 7,267 4,284 1,301 0,318 0,335 0,352 1,369 4,386 7,402 11,419 17,435 22,451 30,467 38,483 46,497 56,512 67,527 78,540 90,553 103,566 117,578 131,590 145,600 161,610 177,620 194,628 211,636 228,643 245,650 263,655 282,660 300,664 319,667 338,668 357,670 376,671 396,670 415,668 433,667 453,664 471,660 489,655 507,650 525,643 542,636 559,628 576,620 592,610 607,600 622,590 636,578 650,566 663,553 675,540 686,527 696,512 706,497 715,483 723,467 730,451 736,435 742,419 746,402 749,386 752,369 753,352">
            <text:p/>
          </draw:polygon>
          <draw:polygon draw:style-name="gr1" draw:layer="layout" svg:width="1.134cm" svg:height="0.725cm" svg:x="0.227cm" svg:y="1.012cm" svg:viewBox="0 0 1135 726" draw:points="1135,362 1133,344 1131,326 1128,307 1123,289 1116,272 1108,254 1099,237 1088,219 1076,203 1063,187 1049,171 1033,155 1015,140 997,126 978,112 958,99 937,87 914,76 891,65 867,54 842,45 816,37 791,29 764,22 737,17 709,11 681,7 653,3 624,1 595,0 567,0 538,0 509,1 481,3 452,7 425,11 397,17 369,22 343,29 317,37 291,45 266,54 242,65 220,76 197,87 176,99 155,112 136,126 118,140 101,155 85,171 71,187 57,203 45,219 34,237 25,254 18,272 11,289 6,307 2,326 0,344 0,362 0,381 2,399 6,418 11,436 18,454 25,471 34,488 45,506 57,522 71,538 85,555 101,570 118,585 136,599 155,613 176,626 197,638 220,649 242,660 266,671 291,680 317,689 343,696 369,703 397,709 425,714 452,718 481,722 509,724 538,726 567,726 595,726 624,724 653,722 681,718 709,714 737,709 764,703 791,696 816,689 842,680 867,671 891,660 914,649 937,638 958,626 978,613 997,599 1015,585 1033,570 1049,555 1063,538 1076,522 1088,506 1099,488 1108,471 1116,454 1123,436 1128,418 1131,399 1133,381">
            <text:p/>
          </draw:polygon>
          <draw:polygon draw:style-name="gr1" draw:layer="layout" svg:width="1.693cm" svg:height="0.861cm" svg:x="1.028cm" svg:y="1.132cm" svg:viewBox="0 0 1694 862" draw:points="1694,430 1692,408 1689,387 1684,365 1676,344 1666,322 1655,301 1641,281 1625,260 1607,240 1587,221 1565,203 1541,184 1516,166 1489,150 1460,133 1430,118 1398,103 1365,90 1331,77 1294,65 1258,54 1220,43 1181,34 1140,26 1100,19 1058,13 1017,8 975,4 932,2 889,0 846,0 804,0 761,2 718,4 676,8 634,13 593,19 553,26 512,34 473,43 435,54 398,65 362,77 328,90 295,103 263,118 233,133 204,150 177,166 151,184 128,203 106,221 86,240 68,260 52,281 39,301 27,322 17,344 9,365 4,387 1,408 0,430 1,452 4,474 9,496 17,517 27,539 39,559 52,580 68,600 86,621 106,640 128,658 151,677 177,694 204,711 233,727 263,743 295,758 328,772 362,784 398,796 435,808 473,817 512,827 553,835 593,842 634,848 676,852 718,857 761,859 804,862 846,862 889,862 932,859 975,857 1017,852 1058,848 1100,842 1140,835 1181,827 1220,817 1258,808 1294,796 1331,784 1365,772 1398,758 1430,743 1460,727 1489,711 1516,694 1541,677 1565,658 1587,640 1607,621 1625,600 1641,580 1655,559 1666,539 1676,517 1684,496 1689,474 1692,452">
            <text:p/>
          </draw:polygon>
          <draw:polygon draw:style-name="gr1" draw:layer="layout" svg:width="1.086cm" svg:height="0.645cm" svg:x="2.106cm" svg:y="0.247cm" svg:viewBox="0 0 1087 646" draw:points="1087,323 1086,307 1084,290 1081,273 1075,257 1069,241 1061,225 1053,210 1043,195 1031,180 1018,166 1004,152 989,138 973,125 955,112 937,100 918,89 897,77 876,67 854,57 830,48 807,39 783,32 757,25 732,19 706,14 680,9 652,6 625,3 598,1 571,0 543,0 516,0 488,1 460,3 434,6 407,9 380,14 355,19 329,25 303,32 280,39 256,48 233,57 210,67 189,77 169,89 149,100 131,112 113,125 97,138 82,152 68,166 55,180 44,195 33,210 25,225 17,241 10,257 6,273 2,290 0,307 0,323 0,338 2,355 6,372 10,388 17,404 25,420 33,435 44,450 55,465 68,479 82,493 97,507 113,520 131,533 149,545 169,557 189,568 210,578 233,588 256,597 280,606 303,613 329,620 355,626 380,631 407,636 434,639 460,642 488,644 516,645 543,646 571,645 598,644 625,642 652,639 680,636 706,631 732,626 757,620 783,613 807,606 830,597 854,588 876,578 897,568 918,557 937,545 955,533 973,520 989,507 1004,493 1018,479 1031,465 1043,450 1053,435 1061,420 1069,404 1075,388 1081,372 1084,355 1086,338">
            <text:p/>
          </draw:polygon>
          <draw:polygon draw:style-name="gr1" draw:layer="layout" svg:width="1.077cm" svg:height="0.645cm" svg:x="2.268cm" svg:y="0.661cm" svg:viewBox="0 0 1078 646" draw:points="1078,323 1077,307 1075,290 1071,273 1067,257 1061,241 1053,225 1044,210 1034,195 1023,180 1010,166 996,152 981,138 965,125 948,112 930,100 910,89 890,77 869,67 847,57 824,48 800,40 776,32 751,25 726,20 700,14 674,10 647,6 621,3 594,1 566,0 539,0 511,0 484,1 457,3 430,6 404,10 377,14 351,20 326,25 301,32 277,40 254,48 231,57 209,67 188,77 168,89 148,100 129,112 113,125 96,138 81,152 68,166 54,180 43,195 33,210 25,225 17,241 11,257 6,273 2,290 0,307 0,323 0,338 2,355 6,371 11,387 17,404 25,420 33,435 43,450 54,465 68,479 81,493 96,507 113,520 129,533 148,545 168,556 188,568 209,578 231,588 254,597 277,605 301,612 326,619 351,625 377,631 404,635 430,639 457,642 484,644 511,645 539,646 566,645 594,644 621,642 647,639 674,635 700,631 726,625 751,619 776,612 800,605 824,597 847,588 869,578 890,568 910,556 930,545 948,533 965,520 981,507 996,493 1010,479 1023,465 1034,450 1044,435 1053,420 1061,404 1067,387 1071,371 1075,355 1077,338">
            <text:p/>
          </draw:polygon>
          <draw:polygon draw:style-name="gr1" draw:layer="layout" svg:width="1.07cm" svg:height="1.06cm" svg:x="2.171cm" svg:y="0.797cm" svg:viewBox="0 0 1071 1061" draw:points="1071,530 1069,503 1068,476 1064,450 1060,423 1053,397 1046,371 1037,346 1027,321 1016,296 1003,273 990,249 974,227 958,205 942,185 923,164 903,146 883,128 863,110 841,95 818,80 794,67 771,54 747,43 721,33 695,24 669,17 642,10 616,6 589,3 562,1 535,0 508,1 481,3 454,6 427,10 401,17 375,24 349,33 324,43 299,54 275,67 252,80 229,95 207,110 186,128 166,146 147,164 129,185 111,205 95,227 81,249 67,273 54,296 43,321 33,346 25,371 17,397 11,423 6,450 2,476 0,503 0,530 0,557 2,584 6,610 11,637 17,663 25,688 33,714 43,739 54,763 67,787 81,811 95,833 111,854 129,875 147,895 166,914 186,932 207,949 229,965 252,980 275,993 299,1006 324,1017 349,1027 375,1036 401,1043 427,1049 454,1054 481,1057 508,1059 535,1061 562,1059 589,1057 616,1054 642,1049 669,1043 695,1036 721,1027 747,1017 771,1006 794,993 818,980 841,965 863,949 883,932 903,914 923,895 942,875 958,854 974,833 990,811 1003,787 1016,763 1027,739 1037,714 1046,688 1053,663 1060,637 1064,610 1068,584 1069,557">
            <text:p/>
          </draw:polygon>
          <draw:polygon draw:style-name="gr1" draw:layer="layout" svg:width="2.172cm" svg:height="1.06cm" svg:x="0.607cm" svg:y="0.478cm" svg:viewBox="0 0 2173 1061" draw:points="2173,530 2171,503 2167,476 2160,450 2150,423 2138,397 2123,371 2105,346 2084,320 2061,296 2036,273 2008,249 1978,227 1945,205 1910,184 1873,164 1835,145 1794,127 1751,111 1707,94 1661,79 1613,66 1564,53 1515,42 1463,32 1411,23 1358,16 1305,10 1251,5 1196,2 1141,0 1086,0 1031,0 976,2 922,5 867,10 814,16 761,23 709,32 658,42 608,53 559,66 512,79 465,94 421,111 379,127 337,145 299,164 262,184 227,205 194,227 164,249 136,273 111,296 88,320 67,346 49,371 34,397 22,423 12,450 5,476 1,503 0,530 1,557 5,584 12,610 22,637 34,663 49,689 67,714 88,739 111,764 136,788 164,811 194,833 227,855 262,875 299,896 337,915 379,933 421,949 465,966 512,981 559,994 608,1007 658,1018 709,1027 761,1037 814,1043 867,1050 922,1055 976,1058 1031,1060 1086,1061 1141,1060 1196,1058 1251,1055 1305,1050 1358,1043 1411,1037 1463,1027 1515,1018 1564,1007 1613,994 1661,981 1707,966 1751,949 1794,933 1835,915 1873,896 1910,875 1945,855 1978,833 2008,811 2036,788 2061,764 2084,739 2105,714 2123,689 2138,663 2150,637 2160,610 2167,584 2171,557">
            <text:p/>
          </draw:polygon>
          <draw:polygon draw:style-name="gr1" draw:layer="layout" svg:width="1.443cm" svg:height="0.414cm" svg:x="1.155cm" svg:y="0cm" svg:viewBox="0 0 1444 415" draw:points="724,415 1444,323 1434,302 1424,283 1411,263 1396,243 1380,224 1362,206 1343,188 1322,171 1299,154 1275,138 1249,122 1222,109 1194,95 1165,81 1134,70 1103,58 1070,47 1037,38 1002,30 968,22 932,16 896,11 859,6 823,3 786,1 748,0 711,0 674,0 637,2 600,5 563,9 527,15 492,20 456,27 422,36 388,45 356,55 324,66 292,77 263,90 235,104 207,118 181,133 157,149 133,166 112,183 92,201 74,219 56,238 42,256 28,276 17,296 7,317 0,337">
            <text:p/>
          </draw:polygon>
          <draw:polyline draw:style-name="gr2" draw:layer="layout" svg:width="1.442cm" svg:height="0.336cm" svg:x="1.155cm" svg:y="0cm" svg:viewBox="0 0 1443 337" draw:points="1443,322 1433,302 1423,282 1410,262 1395,243 1379,224 1361,206 1341,188 1320,170 1297,154 1274,138 1248,122 1221,108 1193,94 1163,81 1133,69 1102,58 1069,48 1036,38 1002,29 967,22 931,16 895,11 859,6 822,3 785,1 748,0 710,0 673,0 637,2 599,5 563,9 526,14 491,20 456,28 421,36 388,45 356,54 324,65 292,77 263,90 235,104 208,118 181,133 157,148 133,165 112,183 92,200 74,218 57,238 42,256 29,276 17,296 7,316 0,337">
            <text:p/>
          </draw:polyline>
          <draw:polygon draw:style-name="gr1" draw:layer="layout" svg:width="0.925cm" svg:height="0.481cm" svg:x="0.34cm" svg:y="0.215cm" svg:viewBox="0 0 926 482" draw:points="563,415 926,97 904,84 880,71 856,60 832,50 806,40 780,31 753,24 726,18 699,11 671,7 643,4 614,1 585,0 557,0 529,0 500,2 472,5 444,9 416,14 389,20 362,27 336,35 310,43 285,53 260,64 237,77 213,89 192,102 171,117 151,132 132,147 114,163 97,181 82,198 68,217 54,236 43,255 33,274 23,294 16,314 10,335 5,356 2,377 0,398 0,419 0,439 3,461 6,482">
            <text:p/>
          </draw:polygon>
          <draw:polyline draw:style-name="gr2" draw:layer="layout" svg:width="0.923cm" svg:height="0.481cm" svg:x="0.34cm" svg:y="0.215cm" svg:viewBox="0 0 924 482" draw:points="924,95 901,82 878,70 854,59 829,49 803,39 777,31 751,23 723,17 696,11 668,7 640,3 612,1 583,0 555,0 526,0 498,2 469,5 441,9 414,14 387,21 360,27 334,36 308,44 283,54 258,66 235,77 212,90 190,103 170,118 149,132 131,148 113,164 96,181 81,199 67,218 54,236 42,255 33,275 23,295 15,315 10,336 5,357 2,377 0,398 0,419 1,440 3,461 7,482">
            <text:p/>
          </draw:polyline>
          <draw:polygon draw:style-name="gr1" draw:layer="layout" svg:width="0.965cm" svg:height="0.385cm" svg:x="0.219cm" svg:y="1.359cm" svg:viewBox="0 0 966 386" draw:points="583,11 0,0 0,18 1,37 3,56 7,74 13,93 20,111 29,129 39,147 50,165 63,182 78,198 93,214 110,230 127,245 146,259 166,273 187,286 209,299 232,311 256,321 281,331 306,341 332,349 359,357 387,364 415,370 443,375 472,379 500,382 530,384 559,386 589,386 618,385 647,383 676,381 705,378 734,373 762,367 790,362 817,354 843,346 869,337 894,328 919,318 943,306 966,294">
            <text:p/>
          </draw:polygon>
          <draw:polyline draw:style-name="gr2" draw:layer="layout" svg:width="0.962cm" svg:height="0.385cm" svg:x="0.218cm" svg:y="1.359cm" svg:viewBox="0 0 963 386" draw:points="0,0 0,18 1,37 4,55 8,74 14,93 22,111 30,129 40,147 51,164 64,181 78,198 92,214 109,229 127,245 145,258 165,272 186,286 208,298 231,310 255,321 280,331 305,340 331,349 358,356 386,363 413,370 441,375 470,379 499,382 528,384 557,386 587,386 615,386 645,383 674,381 703,378 731,373 759,368 788,362 814,355 841,347 867,338 892,329 917,319 940,307 963,296">
            <text:p/>
          </draw:polyline>
          <draw:polygon draw:style-name="gr1" draw:layer="layout" svg:width="0.72cm" svg:height="0.428cm" svg:x="2.48cm" svg:y="0.239cm" svg:viewBox="0 0 721 429" draw:points="177,323 691,429 699,412 707,397 712,381 717,365 719,348 721,331 721,315 719,299 717,283 712,267 707,251 699,235 692,219 682,203 671,188 659,173 646,159 631,145 615,132 598,119 580,106 561,94 541,83 520,72 498,62 476,53 452,44 428,36 403,29 378,22 352,17 326,12 299,8 272,5 244,2 217,1 190,0 162,0 135,1 107,3 80,5 53,8 26,12 0,17">
            <text:p/>
          </draw:polygon>
          <draw:polyline draw:style-name="gr2" draw:layer="layout" svg:width="0.718cm" svg:height="0.487cm" svg:x="2.482cm" svg:y="0.239cm" svg:viewBox="0 0 719 488" draw:points="638,488 688,429 696,413 703,397 710,381 714,365 717,349 718,333 719,316 717,300 715,283 710,267 705,251 698,235 690,220 680,204 669,189 657,174 644,160 630,146 614,133 596,119 579,107 560,95 540,84 519,73 497,62 474,53 451,45 428,37 403,29 378,23 351,17 326,12 299,8 272,5 244,3 217,1 189,0 161,0 134,1 107,3 79,5 53,8 26,12 0,17">
            <text:p/>
          </draw:polyline>
          <draw:polygon draw:style-name="gr1" draw:layer="layout" svg:width="0.624cm" svg:height="0.333cm" svg:x="2.73cm" svg:y="0.787cm" svg:viewBox="0 0 625 334" draw:points="0,201 578,334 590,316 600,299 609,281 615,263 621,245 623,226 625,208 624,190 622,171 619,152 613,134 606,116 598,99 587,81 575,64 562,47 547,31 530,15 512,0">
            <text:p/>
          </draw:polygon>
          <draw:polyline draw:style-name="gr2" draw:layer="layout" svg:width="0.234cm" svg:height="0.455cm" svg:x="3.12cm" svg:y="0.726cm" svg:viewBox="0 0 235 456" draw:points="111,456 188,396 199,379 209,361 217,343 224,324 230,306 233,288 235,269 235,251 232,232 228,214 223,195 216,177 206,159 197,141 184,124 170,107 154,91 138,75 119,59 0,0">
            <text:p/>
          </draw:polyline>
          <draw:polygon draw:style-name="gr1" draw:layer="layout" svg:width="0.733cm" svg:height="0.682cm" svg:x="2.523cm" svg:y="1.19cm" svg:viewBox="0 0 734 683" draw:points="182,149 0,653 26,661 53,668 81,673 109,678 137,681 165,682 193,683 221,681 249,679 277,675 304,669 332,663 358,655 385,645 410,635 436,623 460,610 484,595 508,579 530,563 551,545 571,527 591,507 609,486 626,465 643,443 657,419 671,396 683,371 694,346 704,320 712,295 719,268 725,241 730,215 732,188 734,160 734,133 732,106 729,79 724,53 719,25 712,0">
            <text:p/>
          </draw:polygon>
          <draw:polyline draw:style-name="gr2" draw:layer="layout" svg:width="0.731cm" svg:height="0.685cm" svg:x="2.525cm" svg:y="1.188cm" svg:viewBox="0 0 732 686" draw:points="0,655 26,663 54,671 81,676 109,680 136,683 165,685 193,686 220,683 249,681 277,677 304,671 331,664 358,656 385,647 410,636 435,624 460,611 484,597 507,581 529,564 550,546 571,528 590,508 608,487 625,466 641,444 656,420 669,396 682,372 693,347 703,321 711,295 717,269 723,242 728,215 730,188 732,161 732,133 730,106 726,79 722,52 716,25 709,0">
            <text:p/>
          </draw:polyline>
          <draw:polygon draw:style-name="gr1" draw:layer="layout" svg:width="0.397cm" svg:height="0.647cm" svg:x="0cm" svg:y="0.71cm" svg:viewBox="0 0 398 648" draw:points="398,342 369,0 349,1 329,3 309,7 290,11 270,17 251,22 233,29 214,37 196,45 179,54 163,65 147,75 131,87 116,99 102,111 89,125 77,138 65,153 54,167 44,183 36,199 28,215 20,231 14,248 10,265 5,282 3,299 1,317 0,334 0,351 1,369 3,386 5,404 10,420 15,437 21,454 28,470 36,487 45,502 55,517 67,533 78,546 91,560 104,574 118,586 132,598 148,609 164,620 181,630 198,639 216,648">
            <text:p/>
          </draw:polygon>
          <draw:polyline draw:style-name="gr2" draw:layer="layout" svg:width="0.369cm" svg:height="0.648cm" svg:x="0cm" svg:y="0.71cm" svg:viewBox="0 0 370 649" draw:points="370,0 350,1 330,3 310,7 291,11 272,16 253,22 234,29 216,36 199,44 182,53 165,63 150,73 134,84 120,95 106,108 93,121 80,134 69,148 57,163 48,177 39,192 30,208 23,224 17,240 11,257 7,274 3,291 1,308 0,325 0,342 0,359 2,376 4,394 7,410 12,427 17,444 23,460 30,476 39,492 48,507 58,522 69,536 81,550 93,563 106,576 120,589 135,600 150,611 166,621 182,631 199,640 218,649">
            <text:p/>
          </draw:polyline>
          <draw:polygon draw:style-name="gr1" draw:layer="layout" svg:width="1.613cm" svg:height="0.398cm" svg:x="1.041cm" svg:y="1.602cm" svg:viewBox="0 0 1614 399" draw:points="826,0 0,39 5,59 12,78 21,98 33,118 46,137 62,155 79,174 98,191 119,209 142,226 166,242 193,258 221,272 250,287 281,300 313,313 347,325 381,336 417,346 454,356 492,364 531,372 570,379 610,385 651,389 692,393 733,396 774,397 817,399 858,398 900,397 942,394 983,391 1024,387 1064,381 1104,376 1142,368 1181,360 1218,351 1255,341 1290,330 1324,319 1357,306 1388,293 1418,279 1447,264 1474,249 1500,234 1523,217 1545,200 1565,182 1583,164 1600,145 1614,127">
            <text:p/>
          </draw:polygon>
          <draw:polyline draw:style-name="gr2" draw:layer="layout" svg:width="1.613cm" svg:height="0.358cm" svg:x="1.041cm" svg:y="1.642cm" svg:viewBox="0 0 1614 359" draw:points="0,0 5,19 12,39 21,59 33,78 46,97 62,115 79,134 98,152 120,169 142,186 167,202 193,218 221,232 250,247 281,260 314,273 346,285 381,296 417,306 454,316 491,324 530,332 570,339 610,344 650,349 691,353 732,356 774,357 816,359 858,358 899,357 941,354 982,352 1022,347 1063,341 1103,336 1141,329 1180,320 1217,312 1253,301 1289,291 1323,279 1356,267 1387,254 1417,239 1446,226 1473,210 1498,194 1523,178 1544,161 1564,143 1582,125 1599,106 1614,88">
            <text:p/>
          </draw:polylin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Cloud White</dc:title>
    <meta:creation-date>2011-02-07T16:46:22</meta:creation-date>
    <meta:editing-duration>P0D</meta:editing-duration>
    <meta:editing-cycles>1</meta:editing-cycles>
    <meta:document-statistic meta:object-count="26"/>
    <meta:generator>OpenOffice.org/3.3$Linux OpenOffice.org_project/330m20$Build-9567</meta:generator>
  </office:meta>
</office:document-meta>
</file>